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CJK SC Regular" svg:font-family="'Noto Sans CJK SC Regular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1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cdc1e" officeooo:paragraph-rsid="000cdc1e"/>
    </style:style>
    <style:style style:name="P2" style:family="paragraph" style:parent-style-name="Standard">
      <style:text-properties fo:font-weight="bold" officeooo:rsid="000cdc1e" officeooo:paragraph-rsid="000cdc1e" style:font-weight-asian="bold" style:font-weight-complex="bold"/>
    </style:style>
    <style:style style:name="P3" style:family="paragraph" style:parent-style-name="Standard">
      <style:text-properties officeooo:rsid="000cdc1e" officeooo:paragraph-rsid="000cdc1e"/>
    </style:style>
    <style:style style:name="P4" style:family="paragraph" style:parent-style-name="Standard">
      <style:text-properties officeooo:rsid="000e4a58" officeooo:paragraph-rsid="000e4a58"/>
    </style:style>
    <style:style style:name="P5" style:family="paragraph" style:parent-style-name="Standard">
      <style:paragraph-properties fo:text-align="end" style:justify-single-word="false"/>
      <style:text-properties officeooo:rsid="000e4a58" officeooo:paragraph-rsid="000e4a58"/>
    </style:style>
    <style:style style:name="P6" style:family="paragraph" style:parent-style-name="Standard">
      <style:text-properties fo:font-weight="bold" officeooo:rsid="000e4a58" officeooo:paragraph-rsid="000e4a58" style:font-weight-asian="bold" style:font-weight-complex="bold"/>
    </style:style>
    <style:style style:name="P7" style:family="paragraph" style:parent-style-name="Heading_20_2">
      <style:paragraph-properties fo:text-align="center" style:justify-single-word="false"/>
    </style:style>
    <style:style style:name="T1" style:family="text">
      <style:text-properties style:font-name="Noto Sans CJK SC Regular" officeooo:rsid="001a0e0d"/>
    </style:style>
    <style:style style:name="T2" style:family="text">
      <style:text-properties style:font-name="Liberation Serif" officeooo:rsid="001a0e0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销售一定要懂的心理学</text:p>
      <text:p text:style-name="P1"/>
      <text:p text:style-name="P1">金牌销售必知的100个心理营销策略</text:p>
      <text:p text:style-name="P1"/>
      <text:p text:style-name="P2">销售过程就是让你的客户从拒绝到接受、从排斥到认同的过程。</text:p>
      <text:p text:style-name="P1"/>
      <text:p text:style-name="P1">销售员的聪明、运气并不是决定销售成败的最重要因素。只有充分了解客户、读懂客户的心理，掌握与客户相处的艺术才能在销售中立于不败之地。</text:p>
      <text:p text:style-name="P1"/>
      <text:p text:style-name="P1">客户的心理还是有一定的规律可循的，客户对推销员会有抵触心理，在成交时有难免犹豫，同时，客户都希望得到销售员的重视与尊重，都希望自己能收到最好的服务等等。</text:p>
      <text:p text:style-name="P1"/>
      <text:p text:style-name="P1">销售的过程就是让客户对我们的产品、我们的公司及销售员本人产生一个从拒绝到接受、从排斥到认同的心理变化的过程。要想让客户发生这个心理变化，就需要销售员在和客户进行心理博弈的过程中，猜透客户的心思、赢得客户的信任、抓住客户的软肋、引导客户跟着自己的思路走，总之就是要在这场心理暗战中占上风，用心来取得订单。</text:p>
      <text:p text:style-name="P1"/>
      <text:p text:style-name="P4">100个心理营销策略。</text:p>
      <text:p text:style-name="P4"/>
      <text:p text:style-name="P4">了解客户的心理需求、抓住客户的心理弱点、突破客户的心理防线、解除客户的心理包袱、赢得客户的心理认同，进入一个“知己知彼，百战百胜”的销售境界。最终改善你的人际关系，使你的销售业绩提高十倍、百倍，让你在不经意间升级为销售高手。</text:p>
      <text:p text:style-name="P4"/>
      <text:h text:style-name="Heading_20_1" text:outline-level="1">第一章 “上帝”的心思你要猜</text:h>
      <text:p text:style-name="P4"/>
      <text:p text:style-name="P4">对于销售员来说，客户就是上帝，然而老谋深算的上帝怎么会轻易接受我们的推销呢？</text:p>
      <text:p text:style-name="P4"/>
      <text:p text:style-name="P4">孙子兵法中说：攻城为下，攻心为上。</text:p>
      <text:p text:style-name="P4">所以销售员要认清这场较量的实质是心理暗战，要时刻从客户的立场出发考虑问题，猜透上帝的心思，从而在销售这场心理暗战中取得非凡的战果。</text:p>
      <text:p text:style-name="P4"/>
      <text:p text:style-name="P4">鱼只有看到自己想吃的饵料才会上钩，所以钓鱼时应该在饵料上多下些工夫。</text:p>
      <text:p text:style-name="P4">销售跟钓鱼一样，客户永远是为了满足自己的需要才去购买，而不是因为你在推销才去购买，说一要想把产品销售出去，关键是弄清楚客户的需要是什么。</text:p>
      <text:p text:style-name="P4"/>
      <text:p text:style-name="P4">每个人都有这样的心理感受：当别人帮我们解决了问题，满足了我们的需求时，我们会心存感激，反过来愿意成全对方；但是如果我们心里觉得人家在强迫我们的时候，我们肯定不愿意接受对方的任何东西。</text:p>
      <text:p text:style-name="P4">对客户也是一样的，销售员要想成交客户，必须要像客户那样思考，弄清他们真正需要什么，这样在推销产品时才能有的放矢。</text:p>
      <text:p text:style-name="P4"/>
      <text:p text:style-name="P4">老太太买苹果的例子：</text:p>
      <text:p text:style-name="P4">第一个商贩没有探询老太太的需求，便试图向老太太推销自己的甜苹果，结果失败了。</text:p>
      <text:p text:style-name="P4">第二个商贩虽然注意到要探询客户的需求，并卖出了一斤酸苹果，并没有卖出其他水果。原因在于他虽然探询到了老太太想买酸苹果的需求，并没有挖掘到为什么要买酸苹果的更深层次的需求。</text:p>
      <text:p text:style-name="P4"><text:soft-page-break/>第三个商贩充分挖掘了老太太的需求，了解到老太太买酸苹果的原因是想给怀孕的儿媳妇补充营养。据此，商贩站在老太太的角度考虑问题，向她讲述来自己这里买水果的两家都生了儿子，并且考虑到孕妇最需要营养，所以应该给孕妇挑选维生素量高的水果，</text:p>
      <text:p text:style-name="P4">因此他又向老太太推荐的富含维生素的橘子。又趁机告诉老太太自己每天都在这里卖水果，并且水果很新鲜，这样就为下一步的销售做了准备。</text:p>
      <text:p text:style-name="P4"/>
      <text:p text:style-name="P6">金牌销售的第一个心理营销策略：时刻以客户为中心，把握客户最迫切、最深层次的需求。让客户感觉到我们是在帮组他们解决问题，而不仅仅是在推销自己的产品。</text:p>
      <text:p text:style-name="P6"/>
      <text:p text:style-name="P4">记住：钓鱼时用的鱼饵，不是你所喜欢吃的东西，而是鱼最喜欢吃的东西。</text:p>
      <text:p text:style-name="P4"/>
      <text:h text:style-name="P7" text:outline-level="2">客户也认为自己是上帝</text:h>
      <text:p text:style-name="P4"/>
      <text:p text:style-name="P4">心理学家马斯洛认为：人有收到他人尊重的需要。</text:p>
      <text:p text:style-name="P4">人人都希望自己能够得到他人的认可和尊重，客户也不例外。</text:p>
      <text:p text:style-name="P4">销售员常说，客户是我们的上帝。事实上，客户也认为自己是上帝。尤其是现在处于买方市场，客户有权利去挑选那些产品和服务都是一流的地方去消费，所以客户有权利去挑选那些产品和服务都是一流的地方去消费，所以客户尤为看重销售员对自己是否足够地重视和尊重。</text:p>
      <text:p text:style-name="P4"/>
      <text:p text:style-name="P4">我们的客户也是有血有肉的人，也是一样有感情的，他也有受到尊重的需要。因此，你如果一心只想着增加销售额，赚取销售利润，冷淡地对待你的客户，那么很抱歉，成交免谈了。</text:p>
      <text:p text:style-name="P5">--乔<text:span text:style-name="T1">·</text:span><text:span text:style-name="T2">吉拉德(最伟大的汽车推销员)</text:span></text:p>
      <text:p text:style-name="P4"><text:span text:style-name="T2">尊重—仔细聆听客户说的话。</text:span></text:p>
      <text:p text:style-name="P4"><text:span text:style-name="T2">重视—关心客户。</text:span></text:p>
      <text:p text:style-name="P4"><text:span text:style-name="T2"/></text:p>
      <text:p text:style-name="P4"><text:span text:style-name="T2">任何一位客户都讨厌收到冷遇，如果销售员把客户晾在一边，那么客户当然不会给你生意。</text:span></text:p>
      <text:p text:style-name="P4"><text:span text:style-name="T2">所以，在销售中，我们一定要像尊敬上帝一样去尊重客户，让客户感受到前所未有的重视，满足客户的自尊感，这样才能赢得客户。</text:span></text:p>
      <text:p text:style-name="P4"><text:span text:style-name="T2"/></text:p>
      <text:h text:style-name="P7" text:outline-level="2">要想从客户口袋里掏钱，先给客户掏心</text:h>
      <text:p text:style-name="P4"><text:span text:style-name="T2"/></text:p>
      <text:p text:style-name="P4"><text:span text:style-name="T2">坦白说，销售人员最直接的目的的确是从客户的口袋里掏钱。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CJK SC Regular" svg:font-family="'Noto Sans CJK SC Regular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1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1" style:font-size-asian="10.5pt" style:language-asian="zh" style:country-asian="CN" style:font-name-complex="Noto Sans CJK SC Regular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1" style:font-size-asian="10.5pt" style:language-asian="zh" style:country-asian="CN" style:font-name-complex="Noto Sans CJK SC Regular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1" style:font-family-asian="'Noto Sans CJK SC Regular'" style:font-family-generic-asian="system" style:font-pitch-asian="variable" style:font-size-asian="14pt" style:font-name-complex="Noto Sans CJK SC Regular1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4T20:34:21.704681446</meta:creation-date>
    <dc:date>2018-03-16T22:37:27.812966502</dc:date>
    <meta:editing-duration>PT1H52M37S</meta:editing-duration>
    <meta:editing-cycles>11</meta:editing-cycles>
    <meta:generator>LibreOffice/5.1.6.2$Linux_x86 LibreOffice_project/10m0$Build-2</meta:generator>
    <meta:document-statistic meta:table-count="0" meta:image-count="0" meta:object-count="0" meta:page-count="2" meta:paragraph-count="35" meta:word-count="1702" meta:character-count="1710" meta:non-whitespace-character-count="1709"/>
  </office:meta>
</office:document-meta>
</file>